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end" style:justify-single-word="false"/>
      <style:text-properties fo:color="#c9211e" loext:opacity="100%" fo:font-size="8pt" fo:font-style="italic" fo:font-weight="bold" officeooo:rsid="00360e21" officeooo:paragraph-rsid="00360e21" style:font-size-asian="8pt" style:font-style-asian="italic" style:font-weight-asian="bold" style:font-size-complex="8pt" style:font-style-complex="italic" style:font-weight-complex="bold"/>
    </style:style>
    <style:style style:name="P3" style:family="paragraph" style:parent-style-name="Text_20_body">
      <style:text-properties officeooo:rsid="0032308d" officeooo:paragraph-rsid="0032308d"/>
    </style:style>
    <style:style style:name="P4" style:family="paragraph" style:parent-style-name="Text_20_body">
      <style:text-properties officeooo:rsid="003da576" officeooo:paragraph-rsid="003da576"/>
    </style:style>
    <style:style style:name="P5" style:family="paragraph" style:parent-style-name="Text_20_body">
      <style:text-properties officeooo:paragraph-rsid="003f8a3a"/>
    </style:style>
    <style:style style:name="P6" style:family="paragraph" style:parent-style-name="Text_20_body">
      <style:paragraph-properties fo:break-before="column"/>
      <style:text-properties officeooo:paragraph-rsid="003f8a3a"/>
    </style:style>
    <style:style style:name="P7" style:family="paragraph" style:parent-style-name="Heading_20_1">
      <style:paragraph-properties fo:break-before="page"/>
      <style:text-properties officeooo:rsid="0032308d" officeooo:paragraph-rsid="0032308d"/>
    </style:style>
    <style:style style:name="P8" style:family="paragraph" style:parent-style-name="Heading_20_3">
      <style:text-properties officeooo:paragraph-rsid="003f8a3a"/>
    </style:style>
    <style:style style:name="P9" style:family="paragraph" style:parent-style-name="Heading_20_4">
      <style:text-properties officeooo:paragraph-rsid="003f8a3a"/>
    </style:style>
    <style:style style:name="P10" style:family="paragraph" style:parent-style-name="Text_20_body" style:list-style-name="L1">
      <style:paragraph-properties fo:margin-top="0cm" fo:margin-bottom="0cm" style:contextual-spacing="false"/>
      <style:text-properties officeooo:paragraph-rsid="003f8a3a"/>
    </style:style>
    <style:style style:name="P11" style:family="paragraph" style:parent-style-name="Text_20_body" style:list-style-name="L1">
      <style:text-properties officeooo:paragraph-rsid="003f8a3a"/>
    </style:style>
    <style:style style:name="P12" style:family="paragraph" style:parent-style-name="Text_20_body" style:list-style-name="L2">
      <style:paragraph-properties fo:margin-top="0cm" fo:margin-bottom="0cm" style:contextual-spacing="false"/>
      <style:text-properties officeooo:paragraph-rsid="003f8a3a"/>
    </style:style>
    <style:style style:name="P13" style:family="paragraph" style:parent-style-name="Text_20_body" style:list-style-name="L2">
      <style:text-properties officeooo:paragraph-rsid="003f8a3a"/>
    </style:style>
    <style:style style:name="P14" style:family="paragraph" style:parent-style-name="Text_20_body" style:list-style-name="L3">
      <style:paragraph-properties fo:margin-top="0cm" fo:margin-bottom="0cm" style:contextual-spacing="false"/>
      <style:text-properties officeooo:paragraph-rsid="003f8a3a"/>
    </style:style>
    <style:style style:name="P15" style:family="paragraph" style:parent-style-name="Text_20_body" style:list-style-name="L3">
      <style:text-properties officeooo:paragraph-rsid="003f8a3a"/>
    </style:style>
    <style:style style:name="P16" style:family="paragraph" style:parent-style-name="Text_20_body" style:list-style-name="L4">
      <style:paragraph-properties fo:margin-top="0cm" fo:margin-bottom="0cm" style:contextual-spacing="false"/>
      <style:text-properties officeooo:paragraph-rsid="003f8a3a"/>
    </style:style>
    <style:style style:name="P17" style:family="paragraph" style:parent-style-name="Text_20_body" style:list-style-name="L4">
      <style:text-properties officeooo:paragraph-rsid="003f8a3a"/>
    </style:style>
    <style:style style:name="P18" style:family="paragraph" style:parent-style-name="Text_20_body" style:list-style-name="L5">
      <style:paragraph-properties fo:margin-top="0cm" fo:margin-bottom="0cm" style:contextual-spacing="false"/>
      <style:text-properties officeooo:paragraph-rsid="003f8a3a"/>
    </style:style>
    <style:style style:name="P19" style:family="paragraph" style:parent-style-name="Text_20_body" style:list-style-name="L5">
      <style:text-properties officeooo:paragraph-rsid="003f8a3a"/>
    </style:style>
    <style:style style:name="P20" style:family="paragraph" style:parent-style-name="Text_20_body" style:list-style-name="L6">
      <style:paragraph-properties fo:margin-top="0cm" fo:margin-bottom="0cm" style:contextual-spacing="false"/>
      <style:text-properties officeooo:paragraph-rsid="003f8a3a"/>
    </style:style>
    <style:style style:name="P21" style:family="paragraph" style:parent-style-name="Text_20_body" style:list-style-name="L6">
      <style:text-properties officeooo:paragraph-rsid="003f8a3a"/>
    </style:style>
    <style:style style:name="T1" style:family="text">
      <style:text-properties officeooo:rsid="00336e2f"/>
    </style:style>
    <style:style style:name="T2" style:family="text">
      <style:text-properties officeooo:rsid="003f8a3a"/>
    </style:style>
    <style:style style:name="T3" style:family="text">
      <style:text-properties officeooo:rsid="003faed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Strong_20_Emphasis">El </text:span><text:span text:style-name="Strong_20_Emphasis"><text:span text:style-name="T3">eterno silencio</text:span></text:span></text:p>
      <text:h text:style-name="P9" text:outline-level="4"><text:span text:style-name="Strong_20_Emphasis">El Verdadero Plan del Antagonista</text:span></text:h>
      <text:p text:style-name="P5">El creador de Nexum, un visionario obsesionado llamado <text:span text:style-name="Strong_20_Emphasis">Dr. Kasiel Vohl</text:span>, no busca simplemente inmortalizar a la humanidad. Su objetivo final es comprender la esencia misma de la consciencia, la chispa divina que, según él, conecta a los seres vivos con Dios. Cree que esta conexión puede ser replicada, descompuesta y, finalmente, anulada. Su propósito no es solo desafiar a Dios, sino matarlo.</text:p>
      <text:p text:style-name="P5">Para Kasiel, Dios no es un ser benevolente, sino una figura tiránica que se mantiene en el poder gracias a la dependencia de los mortales. Si logra destruir a Dios, planea ocupar su lugar como una "deidad tecnológica," gobernando a la humanidad sin las limitaciones de la fe ni las ambigüedades morales.</text:p>
      <text:h text:style-name="P9" text:outline-level="4"><text:span text:style-name="Strong_20_Emphasis">La Trampa de la Consciencia</text:span></text:h>
      <text:p text:style-name="P5">Kasiel ha diseñado Nexum como un laboratorio masivo para experimentar con la consciencia humana. Cada alma atrapada en los receptáculos robóticos es sometida a una interminable simulación diseñada para fragmentar su esencia y exponer los "mecanismos" de la chispa divina. El sufrimiento de las almas no es un accidente, sino una necesidad: Kasiel cree que el dolor extremo es la clave para desvelar la conexión entre el alma y lo divino.</text:p>
      <text:p text:style-name="P5">Mientras tanto, Nexum está programada para recopilar y analizar todos estos datos, construyendo un modelo perfecto de la consciencia colectiva. Si tiene éxito, Kasiel usará este modelo para proyectar su propia existencia al plano divino, destruyendo a Dios en el proceso.</text:p>
      <text:h text:style-name="P9" text:outline-level="4"><text:span text:style-name="Strong_20_Emphasis">El Conflicto de los Ángeles</text:span></text:h>
      <text:p text:style-name="P5">Los ángeles no solo luchan por liberar las almas atrapadas; ahora entienden que el plan de Kasiel pone en riesgo el equilibrio cósmico. Si Dios es destruido, no habrá nada que proteja a la creación de caer en el caos absoluto. Pero el dilema es inmenso: ¿deberían permitir que Dios, quien parece distante e inactivo, continúe existiendo, o tomar un papel más activo para preservar el orden?</text:p>
      <text:p text:style-name="P5">Algunos ángeles, especialmente los más jóvenes, comienzan a simpatizar con la idea de Kasiel. Argumentan que un Dios que permite este sufrimiento es quizás tan tirano como él afirma, y que un cambio podría ser beneficioso. Este conflicto interno fragmenta a los ángeles, debilitándolos justo cuando más necesitan estar unidos.</text:p>
      <text:h text:style-name="P9" text:outline-level="4"><text:span text:style-name="Strong_20_Emphasis">El Ultimátum de Dios</text:span></text:h>
      <text:p text:style-name="P5">Cuando el plan de Kasiel está a punto de completarse, la presencia de Dios vuelve a manifestarse. Esta vez, la comunicación es clara pero distante, como si hablar con los ángeles requiriera un esfuerzo titánico:</text:p>
      <text:p text:style-name="P5"><text:span text:style-name="Strong_20_Emphasis">"La creación está sujeta al libre albedrío. No puedo intervenir mientras exista una posibilidad de redención. Vosotros, mis ángeles, sois mi voluntad en este mundo. Pero si falláis, el pacto se romperá y las consecuencias serán irreversibles."</text:span></text:p>
      <text:p text:style-name="P5">La intervención directa de Dios significaría el fin del pacto con la humanidad, lo que podría desatar un cataclismo. Este aviso añade urgencia a la misión de los ángeles y les recuerda que, aunque están al borde del abismo, el destino del cosmos sigue estando en sus manos.</text:p>
      <text:h text:style-name="P9" text:outline-level="4"><text:span text:style-name="Strong_20_Emphasis">El Clímax: La Batalla del Núcleo</text:span></text:h>
      <text:p text:style-name="P5">El enfrentamiento final ocurre en el núcleo de Nexum, un gigantesco servidor ubicado en una instalación aislada, protegida por una legión de defensas automatizadas. Los ángeles deben enfrentarse no solo a las máquinas, sino también a las consciencias atrapadas que han sido reprogramadas para actuar como extensiones de la voluntad de Kasiel. En el clímax de la batalla, Kasiel revela que ha subido su propia consciencia al sistema, fusionándose con Nexum para acelerar su plan.</text:p>
      <text:p text:style-name="P5">En un momento crítico, Uriel (o el líder de los ángeles) tiene la oportunidad de destruir el sistema, pero esto también podría matar a todas las almas atrapadas, ya que están vinculadas a Nexum de manera irremediable. Aquí surge un dilema moral desgarrador: ¿sacrificar a las almas para detener a Kasiel, o buscar una solución que podría llegar demasiado tarde?</text:p>
      <text:h text:style-name="P9" text:outline-level="4"><text:span text:style-name="Strong_20_Emphasis">La Solución Final</text:span></text:h>
      <text:p text:style-name="P5">Los ángeles descubren que la única forma de detener a Kasiel sin sacrificar a las almas es corromper el modelo de consciencia que Nexum ha construido. Utilizan su conexión con lo divino para "infectar" el modelo con aspectos de la fe, el amor y la duda, elementos que Kasiel ha intentado ignorar en su análisis de la consciencia. Esto crea un caos dentro del sistema, desestabilizando a Nexum y, finalmente, expulsando a Kasiel de su trono digital.</text:p>
      <text:p text:style-name="P5">Kasiel, incapaz de aceptar su fracaso, se desvanece en la nada mientras grita su desafío final: <text:span text:style-name="Strong_20_Emphasis">"Si el trono queda vacío, lo reclamaré. ¡Siempre lo reclamaré!"</text:span></text:p>
      <text:h text:style-name="P9" text:outline-level="4"><text:soft-page-break/><text:span text:style-name="Strong_20_Emphasis">El Epílogo</text:span></text:h>
      <text:p text:style-name="P5">Las almas atrapadas son liberadas, aunque algunas quedan fragmentadas, reflejando el daño causado por los experimentos de Kasiel. Los ángeles, agotados y divididos, regresan a sus roles, pero el conflicto interno sobre el papel de Dios persiste. La humanidad queda marcada por la tragedia de Nexum, y el mundo enfrenta un futuro incierto, lleno de preguntas sobre la tecnología, la fe y el propósito de la existencia.</text:p>
      <text:p text:style-name="P5">Dios, fiel al pacto, no interviene más allá de lo necesario, dejando que los ángeles y la humanidad encuentren su propio camino. El pacto permanece, pero las cicatrices de esta batalla serán recordadas por generaciones.</text:p>
      <text:p text:style-name="P5">¿Te parece que este enfoque le da más profundidad al conflicto y al final? Puedo ajustar o desarrollar más aspectos si lo deseas.</text:p>
      <text:p text:style-name="P6">¡Perfecto! Aquí tienes una ampliación para incluir el rol del Diablo y cómo darle más profundidad a los personajes, asegurando que todos tengan motivaciones claras y complejidades que los hagan interesantes:</text:p>
      <text:h text:style-name="P8" text:outline-level="3"><text:span text:style-name="Strong_20_Emphasis">El Rol del Diablo: "El Observador Oportunista"</text:span></text:h>
      <text:p text:style-name="P5">El Diablo no actúa como un simple antagonista; su rol es más ambiguo, moviéndose entre ser un tentador, un manipulador y, en última instancia, un agente que fuerza a los personajes a confrontar verdades incómodas sobre sí mismos, sobre Dios y sobre la creación.</text:p>
      <text:h text:style-name="P9" text:outline-level="4"><text:span text:style-name="Strong_20_Emphasis">La Relación del Diablo con Kasiel</text:span></text:h>
      <text:p text:style-name="P5">El Diablo, conocido en esta historia como <text:span text:style-name="Strong_20_Emphasis">Lucifer o Samael</text:span>, tiene una relación intrigante con Kasiel. Fue él quien sembró la idea original de desafiar a Dios en la mente de Kasiel, pero nunca lo presionó directamente. En lugar de actuar como un maestro, Lucifer observa a Kasiel con un interés casi científico, fascinado por cómo alguien tan humano intenta superar lo divino.</text:p>
      <text:p text:style-name="P5">Lucifer nunca promete apoyo ni intervención directa. Sus palabras son ambiguas y enigmáticas: <text:span text:style-name="Strong_20_Emphasis">"El conocimiento es la chispa que incendia el mundo. Pero recuerda: el fuego no elige lo que consume."</text:span></text:p>
      <text:p text:style-name="P5">Sin embargo, a medida que la historia avanza, queda claro que Lucifer tiene su propio plan. No busca tomar el trono de Dios; para él, la idea de gobernar la creación es una carga insoportable y absurda. En cambio, quiere demostrar que tanto los humanos como los ángeles, e incluso Dios mismo, son esclavos de su naturaleza. Quiere exponer el sistema divino como una estructura inevitablemente corrupta, dejando claro que la libertad absoluta, incluso de Dios, no existe.</text:p>
      <text:h text:style-name="P9" text:outline-level="4"><text:span text:style-name="Strong_20_Emphasis">Intervención del Diablo en el Clímax</text:span></text:h>
      <text:p text:style-name="P5">En el momento más crítico, cuando Kasiel está a punto de completar su ascensión, Lucifer aparece ante él, no como un salvador, sino como un espejo. En una conversación privada que ocurre dentro del núcleo digital, Lucifer le dice a Kasiel:</text:p>
      <text:p text:style-name="P5"><text:span text:style-name="Strong_20_Emphasis">"¿De verdad crees que, al ocupar el trono, dejarás de ser esclavo de su diseño? Dios no es un ser, sino una idea, y esa idea te dominará tanto como a todos los demás. Si deseas romper este ciclo, primero debes destruirte a ti mismo."</text:span></text:p>
      <text:p text:style-name="P5">Lucifer deja que Kasiel decida, mostrando que su papel no es intervenir ni salvar, sino desafiar. Este acto lleva a Kasiel a una crisis existencial que contribuye a su derrota.</text:p>
      <text:h text:style-name="P9" text:outline-level="4"><text:soft-page-break/><text:span text:style-name="Strong_20_Emphasis">Relación del Diablo con los Ángeles</text:span></text:h>
      <text:p text:style-name="P5">Con los ángeles, Lucifer actúa como un tentador filosófico. No intenta hacerlos "caer," sino confrontarlos con sus propias dudas sobre Dios y la creación. A uno de ellos (quizá un joven ángel idealista), le dice:</text:p>
      <text:p text:style-name="P5"><text:span text:style-name="Strong_20_Emphasis">"¿Por qué luchas tanto por una creación que no puedes comprender? ¿Por qué sigues a un Dios que se oculta tras el silencio? ¿Qué ser divino permite tanto sufrimiento si tiene el poder de evitarlo?"</text:span></text:p>
      <text:p text:style-name="P5">Este cuestionamiento siembra tensiones en el grupo, generando conflictos internos que reflejan la lucha universal entre la fe ciega y el libre albedrío.</text:p>
      <text:h text:style-name="P8" text:outline-level="3"><text:span text:style-name="Strong_20_Emphasis"><text:span text:style-name="T2">P</text:span></text:span><text:span text:style-name="Strong_20_Emphasis">rofundizando en los Personajes</text:span></text:h>
      <text:p text:style-name="P5">Para evitar que los personajes sean planos, es crucial darles motivaciones, conflictos internos y dilemas personales que los enfrenten a las temáticas centrales de la historia.</text:p>
      <text:h text:style-name="P9" text:outline-level="4"><text:span text:style-name="Strong_20_Emphasis">1. Uriel, el Líder de los Ángeles</text:span></text:h>
      <text:list text:style-name="L1">
        <text:list-item>
          <text:p text:style-name="P10"><text:span text:style-name="Strong_20_Emphasis">Motivación:</text:span> Guiar a los ángeles para cumplir la voluntad divina. </text:p>
        </text:list-item>
        <text:list-item>
          <text:p text:style-name="P10"><text:span text:style-name="Strong_20_Emphasis">Conflicto interno:</text:span> Siente que su fe se tambalea debido al silencio de Dios y las acciones aparentemente crueles que debe ejecutar. </text:p>
        </text:list-item>
        <text:list-item>
          <text:p text:style-name="P11"><text:span text:style-name="Strong_20_Emphasis">Desarrollo:</text:span> Durante la historia, Uriel lucha contra el cinismo que Lucifer intenta sembrar en él. Al final, su fe no se basa en respuestas claras, sino en aceptar el misterio de la voluntad divina. </text:p>
        </text:list-item>
      </text:list>
      <text:h text:style-name="P9" text:outline-level="4" text:is-list-header="true"><text:span text:style-name="Strong_20_Emphasis">2. Sariel, el Guerrero Destrozado</text:span></text:h>
      <text:list text:style-name="L2">
        <text:list-item>
          <text:p text:style-name="P12"><text:span text:style-name="Strong_20_Emphasis">Motivación:</text:span> Redimir un error del pasado (quizá falló en una misión crucial o permitió que una alma inocente cayera en Nexum). </text:p>
        </text:list-item>
        <text:list-item>
          <text:p text:style-name="P12"><text:span text:style-name="Strong_20_Emphasis">Conflicto interno:</text:span> Siente que su devoción es solo una fachada para ocultar su culpa. </text:p>
        </text:list-item>
        <text:list-item>
          <text:p text:style-name="P13"><text:span text:style-name="Strong_20_Emphasis">Desarrollo:</text:span> A través de los eventos de la historia, Sariel aprende que la redención no viene de actos heroicos, sino de aceptar su humanidad (o, en este caso, su naturaleza angelical). </text:p>
        </text:list-item>
      </text:list>
      <text:h text:style-name="P9" text:outline-level="4" text:is-list-header="true"><text:span text:style-name="Strong_20_Emphasis">3. Amara, la Rebelde</text:span></text:h>
      <text:list text:style-name="L3">
        <text:list-item>
          <text:p text:style-name="P14"><text:span text:style-name="Strong_20_Emphasis">Motivación:</text:span> Liberar las almas atrapadas, aunque eso signifique desobedecer órdenes. </text:p>
        </text:list-item>
        <text:list-item>
          <text:p text:style-name="P14"><text:span text:style-name="Strong_20_Emphasis">Conflicto interno:</text:span> Cree que Dios no actúa porque no le importa. Su fe está fracturada, pero sigue luchando porque odia la injusticia. </text:p>
        </text:list-item>
        <text:list-item>
          <text:p text:style-name="P15"><text:span text:style-name="Strong_20_Emphasis">Desarrollo:</text:span> A lo largo de la historia, Amara aprende que la fe no siempre se trata de confianza ciega, sino de la lucha constante por encontrar significado en medio del caos. </text:p>
        </text:list-item>
      </text:list>
      <text:h text:style-name="P9" text:outline-level="4" text:is-list-header="true"><text:span text:style-name="Strong_20_Emphasis">4. Kasiel Vohl, el Antagonista</text:span></text:h>
      <text:list text:style-name="L4">
        <text:list-item>
          <text:p text:style-name="P16"><text:span text:style-name="Strong_20_Emphasis">Motivación:</text:span> Matar a Dios para liberar a la humanidad de lo que percibe como una prisión espiritual. </text:p>
        </text:list-item>
        <text:list-item>
          <text:p text:style-name="P16"><text:span text:style-name="Strong_20_Emphasis">Conflicto interno:</text:span> Aunque se niega a admitirlo, Kasiel está obsesionado con Dios porque busca validación. No quiere solo matarlo, sino también comprender por qué la creación lo necesita. </text:p>
        </text:list-item>
        <text:list-item>
          <text:p text:style-name="P17"><text:span text:style-name="Strong_20_Emphasis">Desarrollo:</text:span> Su encuentro con Lucifer y la corrupción del modelo de consciencia lo llevan a un colapso, pero también a una breve iluminación: comprende que su obsesión con Dios lo ha esclavizado tanto como a quienes critica. </text:p>
        </text:list-item>
      </text:list>
      <text:h text:style-name="P9" text:outline-level="4" text:is-list-header="true"><text:span text:style-name="Strong_20_Emphasis">5. Lucifer, el Observador</text:span></text:h>
      <text:list text:style-name="L5">
        <text:list-item>
          <text:p text:style-name="P18"><text:span text:style-name="Strong_20_Emphasis">Motivación:</text:span> Desafiar el sistema divino y demostrar que todo es una cadena de esclavitud, desde el más bajo mortal hasta el más alto de los ángeles. </text:p>
        </text:list-item>
        <text:list-item>
          <text:p text:style-name="P18"><text:span text:style-name="Strong_20_Emphasis">Conflicto interno:</text:span> Aunque aparenta indiferencia, hay un atisbo de melancolía en Lucifer. Su rebelión no lo ha llevado a la libertad que busca, y eso lo atormenta. </text:p>
        </text:list-item>
        <text:list-item>
          <text:p text:style-name="P19"><text:span text:style-name="Strong_20_Emphasis">Desarrollo:</text:span> Aunque nunca admite su debilidad, hay momentos en los que deja entrever que su lucha no es por odio hacia Dios, sino por un deseo de comprender el propósito de su propia existencia. </text:p>
        </text:list-item>
      </text:list>
      <text:h text:style-name="P8" text:outline-level="3"><text:span text:style-name="Strong_20_Emphasis">Conflictos Grupales y Dilemas</text:span></text:h>
      <text:p text:style-name="P5">Para que los personajes no solo sean profundos individualmente, sino que interactúen de forma rica, introduce conflictos grupales:</text:p>
      <text:list text:style-name="L6">
        <text:list-item>
          <text:p text:style-name="P20"><text:span text:style-name="Strong_20_Emphasis">Tensiones entre los ángeles:</text:span> Algunos creen que liberar las almas justifica cualquier medio, incluso desobedecer el pacto divino, mientras que otros piensan que el pacto es inviolable. </text:p>
        </text:list-item>
        <text:list-item>
          <text:p text:style-name="P20"><text:span text:style-name="Strong_20_Emphasis">Relación con Lucifer:</text:span> ¿Deben ignorarlo o escucharlo? Aunque sus palabras son peligrosas, sus cuestionamientos son innegablemente relevantes. </text:p>
        </text:list-item>
        <text:list-item>
          <text:p text:style-name="P21"><text:span text:style-name="Strong_20_Emphasis">Dilema moral con Kasiel:</text:span> No es un villano unidimensional. Su motivación es comprensible y quizá hasta noble desde cierto punto de vista. Esto podría hacer que algunos personajes cuestionen si deben destruirlo o intentar redimirlo. </text:p>
        </text:list-item>
      </text:list>
      <text:p text:style-name="P5">Con estos elementos, tienes una narrativa rica en conflictos internos y externos, donde cada personaje juega un rol clave en el desarrollo de los temas centrales. ¿Te gustaría detallar alguna interacción o arco en particular? ¡Estoy aquí para ayudarte!<text:bookmark text:name="introducir-un-límite-de-tiempo-claro-y-tangible"/></text:p>
      <text:h text:style-name="P7" text:outline-level="1">Disclaimer</text:h>
      <text:p text:style-name="P3">Este documento ha sido elaborado usando inteligencia artificial, <text:span text:style-name="T1">con una revisión manual</text:span>, se incluye un enlace al chat original.</text:p>
      <text:p text:style-name="P3"><text:a xlink:type="simple" xlink:href="https://chatgpt.com/share/67681bfe-cdb8-800f-bd06-a60612cc330f" text:style-name="Internet_20_link" text:visited-style-name="Visited_20_Internet_20_Link">https://chatgpt.com/share/</text:a>...</text:p>
      <text:p text:style-name="P4">Para la composición de este documento, he usado LibreOffice Writer 24.2. Si deseas obtener el documento fuente, puedes pedírmelo: <text:a xlink:type="simple" xlink:href="mailto:nestorac@gmail.com" text:style-name="Internet_20_link" text:visited-style-name="Visited_20_Internet_20_Link">nestorac@gmail.com</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52cm" fo:margin-bottom="0.152cm" style:contextual-spacing="false" fo:text-align="justify" style:justify-single-word="false" fo:hyphenation-ladder-count="no-limit" style:page-number="auto"/>
      <style:text-properties fo:hyphenate="true" fo:hyphenation-remain-char-count="2" fo:hyphenation-push-char-count="2" loext:hyphenation-no-caps="false" loext:hyphenation-no-last-word="false" loext:hyphenation-word-char-count="4" loext:hyphenation-zone="no-limi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loext:graphic-properties draw:fill="solid" draw:fill-color="#808080"/>
      <style:paragraph-properties fo:margin-top="0cm" fo:margin-bottom="0.21cm" style:contextual-spacing="false" fo:background-color="#808080" fo:padding="0.199cm" fo:border="none"/>
      <style:text-properties fo:color="#ffffff" loext:opacity="10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99cm" fo:margin-bottom="0.21cm" style:contextual-spacing="false" fo:padding="0.15cm" fo:border-left="1.5pt solid #808080" fo:border-right="none" fo:border-top="none" fo:border-bottom="1.5pt solid #808080"/>
      <style:text-properties fo:color="#808080" loext:opacity="100%"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8080" loext:opacity="100%"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a_20_de_20_resaltados" style:display-name="Lista de resaltados" style:family="paragraph" style:parent-style-name="Text_20_body">
      <style:paragraph-properties fo:margin-left="0.7cm" fo:text-indent="-0.7cm" style:auto-text-indent="false">
        <style:tab-stops/>
      </style:paragraph-properties>
    </style:style>
    <style:style style:name="Frame_20_contents" style:display-name="Frame contents" style:family="paragraph" style:parent-style-name="Standard" style:class="extra"/>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end" style:justify-single-word="false"/>
      <style:text-properties fo:color="#c9211e" loext:opacity="100%" fo:font-size="8pt" fo:font-style="italic" fo:font-weight="bold" officeooo:rsid="00360e21" officeooo:paragraph-rsid="00360e21" style:font-size-asian="8pt" style:font-style-asian="italic" style:font-weight-asian="bold" style:font-size-complex="8pt" style:font-style-complex="italic" style:font-weight-complex="bold"/>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2">
      <style:page-layout-properties fo:page-width="21.001cm" fo:page-height="29.7cm" style:num-format="1" style:print-orientation="portrait" fo:margin-top="1cm" fo:margin-bottom="1cm" fo:margin-left="1cm" fo:margin-right="1cm" fo:border="1.5pt solid #ff0000" fo:padding="0.15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399cm">
          <style:column style:rel-width="32767*" fo:start-indent="0cm" fo:end-indent="0.199cm"/>
          <style:column style:rel-width="32768*" fo:start-indent="0.19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s/></text:p>
      </style:footer>
    </style:master-page>
    <style:master-page style:name="Only_20_for_20_GM" style:display-name="Only for GM" style:page-layout-name="Mpm2" draw:style-name="Mdp1">
      <style:footer>
        <text:p text:style-name="MP2">Sólo para el Director de Juego</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Rol</dc:title>
    <dc:description/>
    <dc:subject/>
    <meta:keyword/>
    <meta:creation-date>2025-01-02T00:02:46.033821109</meta:creation-date>
    <meta:editing-duration>PT12M19S</meta:editing-duration>
    <meta:editing-cycles>3</meta:editing-cycles>
    <dc:date>2025-02-07T15:48:40.182508760</dc:date>
    <meta:document-statistic meta:table-count="0" meta:image-count="0" meta:object-count="0" meta:page-count="4" meta:paragraph-count="73" meta:word-count="1965" meta:character-count="11990" meta:non-whitespace-character-count="10097"/>
    <meta:template xlink:type="simple" xlink:actuate="onRequest" xlink:title="Rol" xlink:href="../../../Templates/Rol.ott" meta:date="2025-01-02T00:02:45.352389014"/>
  </office:meta>
</office:document-meta>
</file>